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Рисунок 1" text:anchor-type="as-char" svg:x="0in" svg:y="0in" svg:width="6.69236in" svg:height="3.32014in" style:rel-width="scale" style:rel-height="scale"><draw:image xlink:href="media/image1.png" xlink:type="simple" xlink:show="embed" xlink:actuate="onLoad"/><svg:title/><svg:desc/></draw:frame></text:span></text:p>
      <text:p text:style-name="Standard"><draw:frame draw:style-name="a1" draw:name="Рисунок 2" text:anchor-type="as-char" svg:x="0in" svg:y="0in" svg:width="6.69236in" svg:height="3.31806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09-04-16T11:32:00Z</meta:creation-date>
    <dc:date>2026-02-20T11:13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3" meta:row-count="1" meta:non-whitespace-character-count="3"/>
  </office:meta>
</office:document-meta>
</file>